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0ca44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FreeSans" officeooo:rsid="0018b470" officeooo:paragraph-rsid="0018b470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a440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49f7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a49f7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49f7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0ca440"/>
    </style:style>
    <style:style style:name="P13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officeooo:rsid="001a4665" officeooo:paragraph-rsid="001a466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FreeSans" officeooo:rsid="0018b470" officeooo:paragraph-rsid="0018b470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FreeSans" officeooo:rsid="001a4665" officeooo:paragraph-rsid="001a4665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Ideias tecnológicas que facilitam a vida de qualquer um</text:p>
      <text:p text:style-name="P1"><text:s/></text:p>
      <text:p text:style-name="P3"/>
      <text:p text:style-name="P15">Novidades foram apresentadas em palestras realizadas na manhã desta quarta-feira (07/05) na abertura do Fórum Internacional Software Livre (FISL) que completa 15 anos</text:p>
      <text:p text:style-name="P15"><text:s/></text:p>
      <text:p text:style-name="P15"></text:p>
      <text:p text:style-name="P15">Ideias que ajudam a desenvolver produtos eletrônicos que facilitam a vida em ações rotineiras do dia-a-dia foram exibidas em uma das palestras iniciais do Fórum Sofware Livre (FISL). O evento iniciou nesta quarta-feira (007/05) no Centro de Eventos da PUC-RS. Para o palestrante Burno Erthal de Abreu, tecnologias como o Raspberry PI e Arduíno são capazes de impressionar.</text:p>
      <text:p text:style-name="P15"></text:p>
      <text:p text:style-name="P15">- No site dos fabricantes tem projetos básicos de como começar como piscar um lâmpada ou como mover o braço de um robô. Quando as pessoas começam elas já tem uma ideia do que querem fazer e tem muita coisa de sensor que é legal de usar. As pessoas iniciam e já vão usar sensores de som, de luz, para poder brincar e interagir com o espaço onde ela está - explicou.</text:p>
      <text:p text:style-name="P15"></text:p>
      <text:p text:style-name="P15">A popularização dos hardwares tem contribuído de forma significativa para que novas evoluções apareçam. O palestrante Thiago Garcia da Silva, chama a atenção para a facilidade de operação na atualidade.</text:p>
      <text:p text:style-name="P15"></text:p>
      <text:p text:style-name="P15">- Não é muito difícil. Hoje em dia está todo mundo se interessando cada vez mais por programação e isso faz com que fique mais fácil para as pessoas criarem as próprias ferramentas e soluções em casa e com amigos - afirmou.</text:p>
      <text:p text:style-name="P15"></text:p>
      <text:p text:style-name="P15">O Arduíno foi criado na Itália por um grupo de designers. Eles eram pessoas que estavam interessadas em fazer coisas com design, pessoas que, a principio, não teriam familiaridade com a programação.</text:p>
      <text:p text:style-name="P2"/>
      <text:p text:style-name="P2">O FISL ocorre de 7 a 10 de maio no Centro de Eventos da PUCRS, localizado na Avenida Ipiranga, n° 6681. A programação completa, outras informações e inscrições podem ser obtidos no site <text:a xlink:type="simple" xlink:href="http://www.fisl.org.br/">www.fisl.org.br</text:a>. </text:p>
      <text:p text:style-name="P6"/>
      <text:p text:style-name="P6">Sobre o FISL </text:p>
      <text:p text:style-name="P5"/>
      <text:p text:style-name="P5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5"/>
      <text:p text:style-name="P6">Assessoria de Imprensa </text:p>
      <text:p text:style-name="P5">Fones: (51) 3361.6016 / (51) 8536.0690 / (51) 8536.0691 </text:p>
      <text:p text:style-name="P5">E-mail: <text:s/>playpress@playpress.com.br</text:p>
      <text:p text:style-name="P5"/>
      <text:p text:style-name="P5">Redação: Mariana da Rosa </text:p>
      <text:p text:style-name="P5">Coordenação: Marcelo Matusiak</text:p>
      <text:p text:style-name="P4"/>
      <text:p text:style-name="P7">Material promocional do FISL e logotipo em alta resolução e vetorial:</text:p>
      <text:p text:style-name="P11"><text:a xlink:type="simple" xlink:href="http://comunicacao.softwarelivre.org/fisl15"><text:span text:style-name="T2">http://comunicacao.softwarelivre.org/fisl15</text:span></text:a></text:p>
      <text:p text:style-name="P9"/>
      <text:p text:style-name="P8">Fotos em alta resolução da última edição do FISL:</text:p>
      <text:p text:style-name="P12"><text:a xlink:type="simple" xlink:href="https://www.flickr.com/photos/fisl14"><text:span text:style-name="T1">https://www.flickr.com/photos/fisl14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Paulo Santana</dc:creator>
    <meta:editing-cycles>13</meta:editing-cycles>
    <meta:creation-date>2014-04-30T13:37:00</meta:creation-date>
    <dc:date>2014-05-07T13:41:27.265565070</dc:date>
    <meta:editing-duration>PT21M54S</meta:editing-duration>
    <meta:generator>LibreOffice/4.1.3.2$Linux_x86 LibreOffice_project/410m0$Build-2</meta:generator>
    <meta:document-statistic meta:table-count="0" meta:image-count="0" meta:object-count="0" meta:page-count="1" meta:paragraph-count="26" meta:word-count="404" meta:character-count="2570" meta:non-whitespace-character-count="216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